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Georgia" svg:font-family="Georgia"/>
    <style:font-face style:name="Oxygen" svg:font-family="Oxyge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sv" fo:country="SE"/>
    </style:style>
    <style:style style:name="P2" style:family="paragraph" style:parent-style-name="Standard">
      <style:paragraph-properties fo:line-height="115%" style:writing-mode="lr-tb"/>
      <style:text-properties fo:language="sv" fo:country="SE"/>
    </style:style>
    <style:style style:name="P3" style:family="paragraph" style:parent-style-name="Standard">
      <style:paragraph-properties fo:line-height="115%" fo:break-before="auto" fo:break-after="auto" style:writing-mode="lr-tb"/>
      <style:text-properties fo:font-variant="normal" fo:text-transform="none" fo:color="#000000" style:text-line-through-style="none" style:font-name="Arial" fo:font-size="13.75pt" fo:language="sv" fo:country="SE" fo:font-style="normal" style:text-underline-style="none" fo:font-weight="bold" style:text-blinking="false" fo:background-color="transparent"/>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break-before="auto" fo:break-after="auto" style:writing-mode="lr-tb"/>
      <style:text-properties fo:language="sv" fo:country="SE"/>
    </style:style>
    <style:style style:name="P6" style:family="paragraph" style:parent-style-name="Standard" style:list-style-name="LS1">
      <style:paragraph-properties fo:margin-top="0cm" fo:margin-bottom="0cm" fo:line-height="115%" fo:break-before="auto" fo:break-after="auto" style:writing-mode="lr-tb"/>
      <style:text-properties fo:language="sv" fo:country="SE"/>
    </style:style>
    <style:style style:name="P7" style:family="paragraph" style:parent-style-name="Standard" style:list-style-name="LS2">
      <style:paragraph-properties fo:margin-top="0cm" fo:margin-bottom="0cm" fo:line-height="115%" fo:break-before="auto" fo:break-after="auto" style:writing-mode="lr-tb"/>
      <style:text-properties fo:language="sv" fo:country="SE"/>
    </style:style>
    <style:style style:name="P8" style:family="paragraph" style:parent-style-name="Standard" style:list-style-name="LS3">
      <style:paragraph-properties fo:margin-top="0cm" fo:margin-bottom="0cm" fo:line-height="115%" fo:break-before="auto" fo:break-after="auto" style:writing-mode="lr-tb"/>
      <style:text-properties fo:language="sv" fo:country="SE"/>
    </style:style>
    <style:style style:name="P9" style:family="paragraph" style:parent-style-name="Standard" style:list-style-name="LS4">
      <style:paragraph-properties fo:margin-top="0cm" fo:margin-bottom="0cm" fo:line-height="115%" fo:break-before="auto" fo:break-after="auto" style:writing-mode="lr-tb"/>
      <style:text-properties fo:language="sv" fo:country="SE"/>
    </style:style>
    <style:style style:name="P10" style:family="paragraph" style:parent-style-name="Standard" style:list-style-name="LS1">
      <style:paragraph-properties fo:margin-top="0cm" fo:margin-bottom="0cm" fo:line-height="115%" fo:break-before="auto" fo:break-after="auto" style:writing-mode="lr-tb"/>
    </style:style>
    <style:style style:name="P11" style:family="paragraph" style:parent-style-name="Standard">
      <style:paragraph-properties fo:margin-top="0cm" fo:margin-bottom="0cm" fo:line-height="115%" fo:break-before="auto" fo:break-after="auto" style:writing-mode="lr-tb"/>
      <style:text-properties fo:font-variant="normal" fo:text-transform="none" fo:color="#000000" style:text-line-through-style="none" style:font-name="Arial" fo:font-size="13.75pt" fo:language="sv" fo:country="SE" fo:font-style="normal" style:text-underline-style="none" fo:font-weight="bold" style:text-blinking="false" fo:background-color="transparent"/>
    </style:style>
    <style:style style:name="P12" style:family="paragraph" style:parent-style-name="Standard">
      <style:paragraph-properties fo:margin-top="0cm" fo:margin-bottom="0cm" fo:line-height="115%" style:writing-mode="lr-tb"/>
      <style:text-properties fo:language="sv" fo:country="SE"/>
    </style:style>
    <style:style style:name="P13" style:family="paragraph" style:parent-style-name="Standard" style:list-style-name="LS2">
      <style:paragraph-properties fo:margin-top="0cm" fo:margin-bottom="0cm" fo:line-height="115%" style:writing-mode="lr-tb"/>
      <style:text-properties fo:language="sv" fo:country="SE"/>
    </style:style>
    <style:style style:name="P14" style:family="paragraph" style:parent-style-name="Standard" style:list-style-name="LS3">
      <style:paragraph-properties fo:margin-top="0cm" fo:margin-bottom="0cm" fo:line-height="115%" style:writing-mode="lr-tb"/>
      <style:text-properties fo:language="sv" fo:country="SE" fo:font-style="normal" style:font-style-asian="normal" style:font-style-complex="normal"/>
    </style:style>
    <style:style style:name="P15" style:family="paragraph" style:parent-style-name="Standard" style:list-style-name="LS3">
      <style:paragraph-properties fo:margin-top="0cm" fo:margin-bottom="0cm" fo:line-height="115%" style:writing-mode="lr-tb"/>
      <style:text-properties fo:language="sv" fo:country="SE" fo:font-style="italic" style:font-style-asian="italic" style:font-style-complex="italic"/>
    </style:style>
    <style:style style:name="P16" style:family="paragraph" style:parent-style-name="Standard">
      <style:paragraph-properties fo:margin-top="0cm" fo:margin-bottom="0cm" fo:line-height="115%" style:writing-mode="lr-tb"/>
    </style:style>
    <style:style style:name="P17" style:family="paragraph" style:parent-style-name="Standard">
      <style:paragraph-properties fo:margin-left="1.27cm" fo:margin-right="0cm" fo:line-height="115%" fo:text-indent="0cm" style:auto-text-indent="false" style:writing-mode="lr-tb"/>
      <style:text-properties fo:language="sv" fo:country="SE"/>
    </style:style>
    <style:style style:name="P18" style:family="paragraph" style:parent-style-name="Standard" style:list-style-name="L1">
      <style:paragraph-properties fo:line-height="115%" style:writing-mode="lr-tb"/>
    </style:style>
    <style:style style:name="P19" style:family="paragraph" style:parent-style-name="Standard" style:list-style-name="L1">
      <style:paragraph-properties fo:line-height="115%" style:writing-mode="lr-tb"/>
      <style:text-properties fo:font-style="normal" style:font-style-asian="normal" style:font-style-complex="normal"/>
    </style:style>
    <style:style style:name="P20" style:family="paragraph" style:parent-style-name="Heading_20_2">
      <style:paragraph-properties fo:line-height="115%" fo:break-before="auto" fo:break-after="auto" style:writing-mode="lr-tb"/>
      <style:text-properties fo:language="sv" fo:country="SE"/>
    </style:style>
    <style:style style:name="P21" style:family="paragraph" style:parent-style-name="Heading_20_3">
      <style:paragraph-properties fo:line-height="115%" fo:break-before="auto" fo:break-after="auto" style:writing-mode="lr-tb"/>
      <style:text-properties fo:language="sv" fo:country="SE"/>
    </style:style>
    <style:style style:name="P22" style:family="paragraph" style:parent-style-name="Title" style:master-page-name="Standard">
      <style:paragraph-properties fo:line-height="115%" style:page-number="auto" fo:break-before="auto" fo:break-after="auto" style:writing-mode="lr-tb"/>
      <style:text-properties fo:language="sv" fo:country="SE"/>
    </style:style>
    <style:style style:name="T1" style:family="text">
      <style:text-properties fo:font-style="italic" style:font-style-asian="italic" style:font-style-complex="italic"/>
    </style:style>
    <style:style style:name="T2" style:family="text">
      <style:text-properties fo:language="sv" fo:country="SE"/>
    </style:style>
    <style:style style:name="T3" style:family="text">
      <style:text-properties fo:language="sv" fo:country="SE"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nvändningsfall</text:p>
      <text:p text:style-name="P3"><text:bookmark text:name="docs-internal-guid-2c99c5f2-e3ac-883d-c0ec-a30579d206c6"/>AF1.1 Ändra texten på startsidan.</text:p>
      <text:p text:style-name="P2">Webbutvecklaren redigerar texten på Startsidan i WordPress administratörspanel. Den befintliga texten ändras, användaren postar förändringen och godkänner förändringen, varpå texten ändras och webbsidan uppdateras.</text:p>
      <text:h text:style-name="P21" text:outline-level="10"><text:bookmark text:name="h.4ev5j4ku9h98"/>Primär Aktör</text:h>
      <text:p text:style-name="P1">Administratör - Webbutvecklare </text:p>
      <text:h text:style-name="P21" text:outline-level="10"><text:bookmark text:name="h.l8mdft4axiai"/>Sekundär Aktör</text:h>
      <text:p text:style-name="P1">Administratörspanel: Ger tillgång befintlig text på startsidan.</text:p>
      <text:h text:style-name="P21" text:outline-level="10"><text:bookmark text:name="h.f5w9j8a97fve"/>Offstage Aktör</text:h>
      <text:p text:style-name="P1">Webbplatsbesökare som vill ta del av den nya informationen.</text:p>
      <text:h text:style-name="P21" text:outline-level="10"><text:bookmark text:name="h.748qhdy2096x"/>Förkrav</text:h>
      <text:p text:style-name="P1">AF 3.1 Logga in i administratörspanelen.</text:p>
      <text:h text:style-name="P21" text:outline-level="10"><text:bookmark text:name="h.t4stlz4708qx"/>Efterkrav</text:h>
      <text:p text:style-name="P1"><text:bookmark text:name="id.kytkp5kfs9st"/>Ändringen uppdateras omedelbart på webbsidan.</text:p>
      <text:h text:style-name="P21" text:outline-level="10"><text:bookmark text:name="h.epdiykctdjot"/>Huvudscenario</text:h>
      <text:list xml:id="list4044976192694901149" text:style-name="LS1">
        <text:list-item>
          <text:p text:style-name="P6">Startar när Administratören via administratörspanelen går in på Startsidan för att ändra denna.</text:p>
        </text:list-item>
        <text:list-item>
          <text:p text:style-name="P6">Systemet visar befintlig text på startsidan.</text:p>
        </text:list-item>
        <text:list-item>
          <text:p text:style-name="P10"><text:span text:style-name="T2">Administratören ändrar i texten.</text:span></text:p>
        </text:list-item>
        <text:list-item>
          <text:p text:style-name="P10"><text:span text:style-name="T2">Systemet visar ändrad text och inväntar bekräftelse.</text:span></text:p>
        </text:list-item>
        <text:list-item>
          <text:p text:style-name="P6">Administratören väljer att spara förändringen.</text:p>
        </text:list-item>
        <text:list-item>
          <text:p text:style-name="P10"><text:span text:style-name="T2">Systemet ber administratören bekräfta att ändringen skall sparas.</text:span></text:p>
        </text:list-item>
        <text:list-item>
          <text:p text:style-name="P10"><text:span text:style-name="T2">Administratören godkänner ändringen.</text:span></text:p>
        </text:list-item>
        <text:list-item>
          <text:p text:style-name="P6">Systemet presenterar startsidan med uppdaterad text.</text:p>
        </text:list-item>
      </text:list>
      <text:h text:style-name="P21" text:outline-level="10"><text:bookmark text:name="h.vwgxz9oo5tzy"/>Alternativa Scenarios<text:bookmark text:name="id.xyao05r76c3v"/></text:h>
      <text:p text:style-name="P1">5a Administratören väljer att avbryta och bekräftar sedan detta.</text:p>
      <text:list xml:id="list1964221305440008759" text:style-name="LS2">
        <text:list-item>
          <text:p text:style-name="P7">Administratören väljer att avbryta istället för att spara.</text:p>
        </text:list-item>
        <text:list-item>
          <text:p text:style-name="P13">Systemet frågar om redigeringen verkligen ska avbrytas.</text:p>
        </text:list-item>
        <text:list-item>
          <text:p text:style-name="P13">Administratören bekräftar detta. <text:line-break/><text:span text:style-name="T1">Användningsfallet avslutas. </text:span></text:p>
        </text:list-item>
      </text:list>
      <text:p text:style-name="P1"><text:soft-page-break/><text:span text:style-name="T1"/></text:p>
      <text:p text:style-name="P4"><text:span text:style-name="T2">5b Administratören avbryter men väljer sedan att ej bekräfta detta.</text:span></text:p>
      <text:list xml:id="list600552549371732173" text:style-name="LS3">
        <text:list-item>
          <text:p text:style-name="P8">Administratören väljer att avbryta istället för att spara.</text:p>
        </text:list-item>
        <text:list-item>
          <text:p text:style-name="P14">Systemet frågar om redigeringen verkligen ska avbrytas.</text:p>
        </text:list-item>
        <text:list-item>
          <text:p text:style-name="P14">Administratören väljer att inte bekräfta detta. </text:p>
          <text:p text:style-name="P15">Gå till steg 4.</text:p>
        </text:list-item>
      </text:list>
      <text:list xml:id="list386860369" text:continue-list="list1964221305440008759" text:style-name="LS2">
        <text:list-header>
          <text:p text:style-name="P13"><text:span text:style-name="T1"/></text:p>
        </text:list-header>
      </text:list>
      <text:p text:style-name="P4"><text:span text:style-name="T2">6a Tekniskt fel.</text:span></text:p>
      <text:list xml:id="list6506665099331623510" text:style-name="LS4">
        <text:list-item>
          <text:p text:style-name="P9">Systemet meddelar att ändringen ej kan utföras pga tekniskt fel.</text:p>
        </text:list-item>
      </text:list>
      <text:p text:style-name="P17"><text:span text:style-name="T1">Användningsfallet avslutas. </text:span></text:p>
      <text:p text:style-name="P17"><text:span text:style-name="T1"/></text:p>
      <text:p text:style-name="P4"><text:span text:style-name="T2">7a Administratören godkänner inte ändringen.</text:span></text:p>
      <text:list xml:id="list3720589842068433408" text:style-name="L1">
        <text:list-item>
          <text:p text:style-name="P19"><text:span text:style-name="T2">Administratören väljer att inte godkänna ändringen.</text:span></text:p>
          <text:p text:style-name="P18"><text:span text:style-name="T3">Gå till steg 4.</text:span></text:p>
        </text:list-item>
      </text:list>
      <text:h text:style-name="P20" text:outline-level="10"/>
      <text:p text:style-name="P3">AF2.2 Uppdatera portfolio med ny bild och tillhörande beskrivning.</text:p>
      <text:p text:style-name="P12">Administratören lägger till en ny bild på sidan för Portfolio i WordPress Administratörspanel. Administratören läggen in den nya bilden tillsammans med tillhörande beskrivning, titel och alternativ text. Därefter sparas och bekräftas förändringen varpå sidan uppdateras.</text:p>
      <text:p text:style-name="P12"/>
      <text:p text:style-name="P3">AF2.4 Radera ett blogginlägg</text:p>
      <text:p text:style-name="P12">Administratören går in på sidan för Blogg i WordPress Administratörspanel. Där listas alla inlägg och administratören går in på aktuellt inlägg. Denne trycker på Radera och därefter Bekräfta när systemet frågar om inlägget verkligen ska raderas. Sidan uppdateras och blogginlägget är borta.</text:p>
      <text:p text:style-name="P12"/>
      <text:p text:style-name="P11">AF3.1 Logga in i administratörspanelen.</text:p>
      <text:p text:style-name="P16"><text:span text:style-name="T2">Administratören går till sidan för inloggning till Wordpress Administratörspanel. Denne fyller i användarnamn och lösenord, varpå administratören loggas in och får tillgång till Administratörspanelen.</text:span></text:p>
      <text:p text:style-name="P16"><text:span text:style-name="T2"/></text:p>
      <text:p text:style-name="P11">AF3.1 Logga in i administratörspanelen.</text:p>
      <text:p text:style-name="P16"><text:span text:style-name="T2">Administratören går till sidan för inloggning till Wordpress Administratörspanel. Denne fyller i användarnamn och lösenord, varpå administratören loggas in och får tillgång till Administratörspanelen.</text:span></text:p>
      <text:p text:style-name="P16"><text:span text:style-name="T2"/></text:p>
      <text:p text:style-name="P11">AF4.1 Skriv en kommentar.</text:p>
      <text:p text:style-name="P16"><text:span text:style-name="T2">Kund som besöker webbsidan väljer att kommentera ett blogginlägg. Besökaren trycker på Kommentera och fyller i namn, mailadress samt sin kommentar. Denne trycker på Skicka och får upp ett meddelande om att kommentaren skickats till Webbadministratören för granskning innan kommentaren publicer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Georgia" svg:font-family="Georgia"/>
    <style:font-face style:name="Oxygen" svg:font-family="Oxyge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ffffff" style:text-line-through-style="none" style:font-name="Arial" fo:font-size="9pt" fo:font-style="normal" style:text-underline-style="none" fo:font-weight="normal" fo:background-color="#444444" style:font-name-asian="Arial" style:font-size-asian="9pt" style:font-style-asian="normal" style:font-weight-asian="normal" style:font-name-complex="Arial" style:font-size-complex="9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space-before="3.492cm" text:min-label-width="0.318cm"/>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space-before="7.302cm" text:min-label-width="0.318cm"/>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44</meta:editing-cycles>
    <dc:date>2013-12-12T13:58:39</dc:date>
    <meta:editing-duration>PT9H57M24S</meta:editing-duration>
    <meta:print-date>2013-12-12T13:32:08</meta:print-date>
    <meta:document-statistic meta:table-count="0" meta:image-count="0" meta:object-count="0" meta:page-count="2" meta:paragraph-count="48" meta:word-count="426" meta:character-count="3197"/>
  </office:meta>
</office:document-meta>
</file>